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33" officeooo:paragraph-rsid="0016ad33"/>
    </style:style>
    <style:style style:name="P2" style:family="paragraph" style:parent-style-name="Standard">
      <style:text-properties officeooo:rsid="001a94e4" officeooo:paragraph-rsid="001a94e4"/>
    </style:style>
    <style:style style:name="P3" style:family="paragraph" style:parent-style-name="Standard">
      <style:text-properties officeooo:rsid="0016ad33" officeooo:paragraph-rsid="0016ad33"/>
    </style:style>
    <style:style style:name="P4" style:family="paragraph" style:parent-style-name="Standard" style:list-style-name="L4">
      <style:text-properties officeooo:rsid="0016ad33" officeooo:paragraph-rsid="0016ad33"/>
    </style:style>
    <style:style style:name="P5" style:family="paragraph" style:parent-style-name="Standard" style:list-style-name="L2">
      <style:text-properties officeooo:rsid="0017f950" officeooo:paragraph-rsid="0017f950"/>
    </style:style>
    <style:style style:name="P6" style:family="paragraph" style:parent-style-name="Standard" style:list-style-name="L1">
      <style:text-properties officeooo:rsid="00093fa4" officeooo:paragraph-rsid="002da198"/>
    </style:style>
    <style:style style:name="P7" style:family="paragraph" style:parent-style-name="Standard" style:list-style-name="L1">
      <style:text-properties officeooo:rsid="0007a460" officeooo:paragraph-rsid="002da198"/>
    </style:style>
    <style:style style:name="P8" style:family="paragraph" style:parent-style-name="Standard">
      <style:text-properties officeooo:rsid="002da198" officeooo:paragraph-rsid="002da198"/>
    </style:style>
    <style:style style:name="P9" style:family="paragraph" style:list-style-name="L1"/>
    <style:style style:name="T1" style:family="text">
      <style:text-properties officeooo:rsid="00194a63"/>
    </style:style>
    <style:style style:name="T2" style:family="text">
      <style:text-properties officeooo:rsid="001ba326"/>
    </style:style>
    <style:style style:name="T3" style:family="text">
      <style:text-properties fo:color="#ff0066" officeooo:rsid="001ba326"/>
    </style:style>
    <style:style style:name="T4" style:family="text">
      <style:text-properties fo:color="#ff0066" officeooo:rsid="002afd39"/>
    </style:style>
    <style:style style:name="T5" style:family="text">
      <style:text-properties officeooo:rsid="00070a7c"/>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rkzeuge und Grundlagen</text:p>
      <text:list xml:id="list4252594245313205691" text:style-name="L4">
        <text:list-item>
          <text:p text:style-name="P4">Vorstellung der verwendeten Frameworks, API, etc.</text:p>
        </text:list-item>
        <text:list-item>
          <text:p text:style-name="P4">und der fachlichen Vorraussetzungen zum Verständnis der Arbeit</text:p>
        </text:list-item>
      </text:list>
      <text:p text:style-name="P1"/>
      <text:p text:style-name="P1"/>
      <text:p text:style-name="P8">Aus Aufgabenstellung</text:p>
      <text:list xml:id="list6158438918435900262" text:style-name="L1">
        <text:list-item>
          <text:p><text:span text:style-name="T5">Literaturübersicht über eine Auswahl frei verfügbarer auf Android basierter Frameworks erstellen (müssen für Handschrifterkennung nutzbar sein)</text:span></text:p>
        </text:list-item>
        <text:list-item>
          <text:p text:style-name="P7">ein passendes Framework auswählen</text:p>
        </text:list-item>
        <text:list-item>
          <text:p text:style-name="P6"/>
        </text:list-item>
      </text:list>
      <text:p text:style-name="P1"/>
      <text:p text:style-name="P1"/>
      <text:list xml:id="list8182725002339547695" text:style-name="L2">
        <text:list-item>
          <text:p text:style-name="P5">verwendetets Framework: A<text:span text:style-name="T1">pplication Toolkit (ATK)</text:span> von MyScript</text:p>
        </text:list-item>
      </text:list>
      <text:p text:style-name="P2">Das Application Toolkit (kurz: ATK, Abkürzung wird im weiteren Verlauf verwendet) umfasst insgesamt <text:span text:style-name="T2">3</text:span> Module. <text:span text:style-name="T2">Das „Math“-Modul, welches zur Eingabe und Umwandlung mathematischer Formen dient; das „Graphics“-Modul, welches per Hand gemalte Skizzen visuell übersetzt sowie das „Text“-Modul, welches handschriftliche Eingaben in Echtzeit in digitalen Text umwandelt. Das Letztgenannte ist für unsere Anwendung am relevantesten. Dieses Tool ist ohne jegliche Vorkenntnisse sofort verwendbar, der Nutzer benötigt keine Übung. Desweiteren erkennt es jegliche Art von Handschriften: egal ob kursiv, in Druckbuchstaben, zusammengeschrieben oder eine Mischung aus allem. Und nicht nur das – das ATK verfügt über einen Sprachschatz von mehr als 50 verschiedenen Sprachen. Darunter sind die gängigsten wie Deutsch, Englisch, Spanisch, Französisch, usw. zu finden. Somit deckt es eine riesengroße Fläche ab. <text:line-break/>Dieses Framework bringt seine eigenen APIs, welche in der Programmiersprache Java geschrieben wurden, mit. Dies sind unter anderem „SingleLineWidgetAPI“, „SingleCharWidgetAPI“, „MathWidgetAPI“, „GeometryWidgetAPI“ sowie „DiagramWidgetAPI“, welche für die Eingabe, Texterkennung und Umwandlung verantwortlich sind. <text:line-break/><text:line-break/>Um eine passende Anwendung für eine Bedienschnittstelle in der Automatisierungstechnik schreiben zu können, muss man sich vorher mit der Programmierung einer App auseinander setzen. Hierfür sollte man mindestens den Lebenszyklus einer Activity verstanden haben. Das heißt welche Methoden gibt es, wie reagiert die App bei welchen Ereignissen bzw. Fehlermeldungen, wie kann man gewisse Fehlermeldungen und damit Abstürze der App verhindern? <text:s/>Die Programmierung der App erfolgt in der Programmiersprache Java. Auch hier sollten zumindest die Grundkenntnisse vorhanden sein, um erste (von Android Studio mitgelieferte) Beispielanwendungen verstehen zu können. Als Entwicklungsumgebung wird (wie bereits erwähnt) Android Studio verwendet. Alternativ kann man auch Eclipse als IDE verwenden. Dann muss man allerdings die Android SDK separat herunterladen und bei Eclipse einbinden.<text:line-break/>Wichtig ist natürlich auch die Gestaltung der App. Dazu sollte man sich mit den elementaren Gestaltungsgesetzen und den Grundsätzen des Designentwurfs auseinandersetzen. Einen guten Überblick dazu erhält man in der DIN….. (</text:span><text:span text:style-name="T3">nachschauen, we</text:span><text:span text:style-name="T4">lc</text:span><text:span text:style-name="T3">he das war!!</text:span><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0:34:24.939112906</meta:creation-date>
    <dc:date>2018-01-26T11:32:42.389095444</dc:date>
    <meta:editing-duration>PT42M29S</meta:editing-duration>
    <meta:editing-cycles>20</meta:editing-cycles>
    <meta:generator>LibreOffice/5.1.6.2$Linux_X86_64 LibreOffice_project/10m0$Build-2</meta:generator>
    <meta:document-statistic meta:table-count="0" meta:image-count="0" meta:object-count="0" meta:page-count="1" meta:paragraph-count="9" meta:word-count="357" meta:character-count="2743" meta:non-whitespace-character-count="2394"/>
  </office:meta>
</office:document-meta>
</file>